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CC119BD3ADB2C86A.png" manifest:media-type="image/png"/>
  <manifest:file-entry manifest:full-path="Pictures/100000000000078000000438CF07C7BE8D439FFD.png" manifest:media-type="image/png"/>
  <manifest:file-entry manifest:full-path="Pictures/100000000000078000000438A275729AF4F01DF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199cm, 13.936cm, 3.863cm, 12.93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491cm, 23.793cm, 7.654cm, 11.70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356cm, 22.715cm, 6.713cm, 2.08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n1" text:anchor-type="char" svg:x="0.543cm" svg:y="0.598cm" svg:width="6.627cm" svg:height="2.422cm" draw:z-index="0"><draw:image xlink:href="Pictures/100000000000078000000438CF07C7BE8D439FFD.png" xlink:type="simple" xlink:show="embed" xlink:actuate="onLoad" draw:mime-type="image/png"/></draw:frame><draw:frame draw:style-name="fr2" draw:name="Imagen2" text:anchor-type="char" svg:x="0.617cm" svg:y="3.321cm" svg:width="2.15cm" svg:height="2.39cm" draw:z-index="1"><draw:image xlink:href="Pictures/100000000000078000000438CC119BD3ADB2C86A.png" xlink:type="simple" xlink:show="embed" xlink:actuate="onLoad" draw:mime-type="image/png"/></draw:frame><draw:frame draw:style-name="fr1" draw:name="Imagen3" text:anchor-type="char" svg:x="7.89cm" svg:y="0.584cm" svg:width="5.759cm" svg:height="2.843cm" draw:z-index="2"><draw:image xlink:href="Pictures/100000000000078000000438A275729AF4F01D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4T12:44:40.126000000</meta:creation-date>
    <dc:date>2021-10-04T14:21:01.202000000</dc:date>
    <meta:editing-duration>PT35M58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1.4.2$Windows_X86_64 LibreOffice_project/a529a4fab45b75fefc5b6226684193eb000654f6</meta:generator>
  </office:meta>
</office:document-meta>
</file>